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MAHeight</text:p>
          </table:table-cell>
          <table:table-cell office:value-type="string" calcext:value-type="string">
            <text:p>MAWid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inARect</text:p>
          </table:table-cell>
          <table:table-cell office:value-type="string" calcext:value-type="string">
            <text:p>Ellipse</text:p>
          </table:table-cell>
          <table:table-cell/>
          <table:table-cell office:value-type="string" calcext:value-type="string">
            <text:p>Manual MinA</text:p>
          </table:table-cell>
          <table:table-cell office:value-type="string" calcext:value-type="string">
            <text:p>Ell+90</text:p>
          </table:table-cell>
          <table:table-cell office:value-type="string" calcext:value-type="string">
            <text:p>Adj Ell</text:p>
          </table:table-cell>
          <table:table-cell/>
          <table:table-cell office:value-type="string" calcext:value-type="string">
            <text:p>'h&lt;m</text:p>
          </table:table-cell>
          <table:table-cell office:value-type="string" calcext:value-type="string">
            <text:p>'h&gt;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.1" calcext:value-type="float">
            <text:p>183.1</text:p>
          </table:table-cell>
          <table:table-cell office:value-type="float" office:value="290.8" calcext:value-type="float">
            <text:p>290.8</text:p>
          </table:table-cell>
          <table:table-cell table:style-name="ce1" table:formula="of:=IF([.B2]&gt;[.C2];1;0)" office:value-type="boolean" office:boolean-value="false" calcext:value-type="boolean">
            <text:p>FALSE</text:p>
          </table:table-cell>
          <table:table-cell office:value-type="float" office:value="-9.7" calcext:value-type="float">
            <text:p>-9.7</text:p>
          </table:table-cell>
          <table:table-cell office:value-type="float" office:value="87.82" calcext:value-type="float">
            <text:p>87.82</text:p>
          </table:table-cell>
          <table:table-cell/>
          <table:table-cell table:formula="of:=-6+180" office:value-type="float" office:value="174" calcext:value-type="float">
            <text:p>174</text:p>
          </table:table-cell>
          <table:table-cell table:formula="of:=[.F2]+90" office:value-type="float" office:value="177.82" calcext:value-type="float">
            <text:p>177.82</text:p>
          </table:table-cell>
          <table:table-cell table:formula="of:=IF([.I2]&gt;180;[.I2]-180;[.I2])" office:value-type="float" office:value="177.82" calcext:value-type="float">
            <text:p>177.82</text:p>
          </table:table-cell>
          <table:table-cell/>
          <table:table-cell table:formula="of:=180+[.E2]" office:value-type="float" office:value="170.3" calcext:value-type="float">
            <text:p>170.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290" calcext:value-type="float">
            <text:p>290</text:p>
          </table:table-cell>
          <table:table-cell table:style-name="ce1" table:formula="of:=IF([.B3]&gt;[.C3];1;0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3]+90" office:value-type="float" office:value="185.62" calcext:value-type="float">
            <text:p>185.62</text:p>
          </table:table-cell>
          <table:table-cell table:formula="of:=IF([.I3]&gt;180;[.I3]-180;[.I3])" office:value-type="float" office:value="5.62" calcext:value-type="float">
            <text:p>5.62</text:p>
          </table:table-cell>
          <table:table-cell/>
          <table:table-cell table:formula="of:=180+[.E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0.8" calcext:value-type="float">
            <text:p>290.8</text:p>
          </table:table-cell>
          <table:table-cell office:value-type="float" office:value="182.6" calcext:value-type="float">
            <text:p>182.6</text:p>
          </table:table-cell>
          <table:table-cell table:style-name="ce1" table:formula="of:=IF([.B4]&gt;[.C4];1;0)" office:value-type="boolean" office:boolean-value="true" calcext:value-type="boolean">
            <text:p>TRUE</text:p>
          </table:table-cell>
          <table:table-cell office:value-type="float" office:value="-76.2" calcext:value-type="float">
            <text:p>-76.2</text:p>
          </table:table-cell>
          <table:table-cell office:value-type="float" office:value="109.99" calcext:value-type="float">
            <text:p>109.9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4]+90" office:value-type="float" office:value="199.99" calcext:value-type="float">
            <text:p>199.99</text:p>
          </table:table-cell>
          <table:table-cell table:formula="of:=IF([.I4]&gt;180;[.I4]-180;[.I4])" office:value-type="float" office:value="19.99" calcext:value-type="float">
            <text:p>19.99</text:p>
          </table:table-cell>
          <table:table-cell table:number-columns-repeated="2"/>
          <table:table-cell table:formula="of:=90+[.E4]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1.2" calcext:value-type="float">
            <text:p>291.2</text:p>
          </table:table-cell>
          <table:table-cell office:value-type="float" office:value="182.7" calcext:value-type="float">
            <text:p>182.7</text:p>
          </table:table-cell>
          <table:table-cell table:style-name="ce1" table:formula="of:=IF([.B5]&gt;[.C5];1;0)" office:value-type="boolean" office:boolean-value="true" calcext:value-type="boolean">
            <text:p>TRUE</text:p>
          </table:table-cell>
          <table:table-cell office:value-type="float" office:value="-54.2" calcext:value-type="float">
            <text:p>-54.2</text:p>
          </table:table-cell>
          <table:table-cell office:value-type="float" office:value="132.99" calcext:value-type="float">
            <text:p>132.9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F5]+90" office:value-type="float" office:value="222.99" calcext:value-type="float">
            <text:p>222.99</text:p>
          </table:table-cell>
          <table:table-cell table:formula="of:=IF([.I5]&gt;180;[.I5]-180;[.I5])" office:value-type="float" office:value="42.99" calcext:value-type="float">
            <text:p>42.99</text:p>
          </table:table-cell>
          <table:table-cell table:number-columns-repeated="2"/>
          <table:table-cell table:formula="of:=90+[.E5]"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.8" calcext:value-type="float">
            <text:p>290.8</text:p>
          </table:table-cell>
          <table:table-cell office:value-type="float" office:value="183.2" calcext:value-type="float">
            <text:p>183.2</text:p>
          </table:table-cell>
          <table:table-cell table:style-name="ce1" table:formula="of:=IF([.B6]&gt;[.C6];1;0)" office:value-type="boolean" office:boolean-value="true" calcext:value-type="boolean">
            <text:p>TRUE</text:p>
          </table:table-cell>
          <table:table-cell office:value-type="float" office:value="-21.3" calcext:value-type="float">
            <text:p>-21.3</text:p>
          </table:table-cell>
          <table:table-cell office:value-type="float" office:value="164.72" calcext:value-type="float">
            <text:p>164.7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F6]+90" office:value-type="float" office:value="254.72" calcext:value-type="float">
            <text:p>254.72</text:p>
          </table:table-cell>
          <table:table-cell table:formula="of:=IF([.I6]&gt;180;[.I6]-180;[.I6])" office:value-type="float" office:value="74.72" calcext:value-type="float">
            <text:p>74.72</text:p>
          </table:table-cell>
          <table:table-cell table:number-columns-repeated="2"/>
          <table:table-cell table:formula="of:=90+[.E6]"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.8" calcext:value-type="float">
            <text:p>182.8</text:p>
          </table:table-cell>
          <table:table-cell office:value-type="float" office:value="291" calcext:value-type="float">
            <text:p>291</text:p>
          </table:table-cell>
          <table:table-cell table:style-name="ce1" table:formula="of:=IF([.B7]&gt;[.C7];1;0)" office:value-type="boolean" office:boolean-value="false" calcext:value-type="boolean">
            <text:p>FALSE</text:p>
          </table:table-cell>
          <table:table-cell office:value-type="float" office:value="-71.2" calcext:value-type="float">
            <text:p>-71.2</text:p>
          </table:table-cell>
          <table:table-cell office:value-type="float" office:value="23.99" calcext:value-type="float">
            <text:p>23.99</text:p>
          </table:table-cell>
          <table:table-cell/>
          <table:table-cell table:formula="of:=[.E7]+90" office:value-type="float" office:value="18.8" calcext:value-type="float">
            <text:p>18.8</text:p>
          </table:table-cell>
          <table:table-cell table:formula="of:=[.F7]+90" office:value-type="float" office:value="113.99" calcext:value-type="float">
            <text:p>113.99</text:p>
          </table:table-cell>
          <table:table-cell table:formula="of:=IF([.I7]&gt;180;[.I7]-180;[.I7])" office:value-type="float" office:value="113.99" calcext:value-type="float">
            <text:p>113.99</text:p>
          </table:table-cell>
          <table:table-cell/>
          <table:table-cell table:formula="of:=180+[.E7]" office:value-type="float" office:value="108.8" calcext:value-type="float">
            <text:p>108.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3.2" calcext:value-type="float">
            <text:p>183.2</text:p>
          </table:table-cell>
          <table:table-cell office:value-type="float" office:value="291.2" calcext:value-type="float">
            <text:p>291.2</text:p>
          </table:table-cell>
          <table:table-cell table:style-name="ce1" table:formula="of:=IF([.B8]&gt;[.C8];1;0)" office:value-type="boolean" office:boolean-value="false" calcext:value-type="boolean">
            <text:p>FALSE</text:p>
          </table:table-cell>
          <table:table-cell office:value-type="float" office:value="-26.3" calcext:value-type="float">
            <text:p>-26.3</text:p>
          </table:table-cell>
          <table:table-cell office:value-type="float" office:value="68.66" calcext:value-type="float">
            <text:p>68.66</text:p>
          </table:table-cell>
          <table:table-cell/>
          <table:table-cell table:formula="of:=180+[.E8]" office:value-type="float" office:value="153.7" calcext:value-type="float">
            <text:p>153.7</text:p>
          </table:table-cell>
          <table:table-cell table:formula="of:=[.F8]+90" office:value-type="float" office:value="158.66" calcext:value-type="float">
            <text:p>158.66</text:p>
          </table:table-cell>
          <table:table-cell table:formula="of:=IF([.I8]&gt;180;[.I8]-180;[.I8])" office:value-type="float" office:value="158.66" calcext:value-type="float">
            <text:p>158.66</text:p>
          </table:table-cell>
          <table:table-cell/>
          <table:table-cell table:formula="of:=180+[.E8]" office:value-type="float" office:value="153.7" calcext:value-type="float">
            <text:p>153.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float" office:value="183.2" calcext:value-type="float">
            <text:p>183.2</text:p>
          </table:table-cell>
          <table:table-cell table:style-name="ce1" table:formula="of:=IF([.B9]&gt;[.C9];1;0)" office:value-type="boolean" office:boolean-value="true" calcext:value-type="boolean">
            <text:p>TRUE</text:p>
          </table:table-cell>
          <table:table-cell office:value-type="float" office:value="-69.3" calcext:value-type="float">
            <text:p>-69.3</text:p>
          </table:table-cell>
          <table:table-cell office:value-type="float" office:value="115.62" calcext:value-type="float">
            <text:p>115.62</text:p>
          </table:table-cell>
          <table:table-cell/>
          <table:table-cell table:formula="of:=180+[.E9]-180" office:value-type="float" office:value="-69.3" calcext:value-type="float">
            <text:p>-69.3</text:p>
          </table:table-cell>
          <table:table-cell table:formula="of:=[.F9]+90" office:value-type="float" office:value="205.62" calcext:value-type="float">
            <text:p>205.62</text:p>
          </table:table-cell>
          <table:table-cell table:formula="of:=IF([.I9]&gt;180;[.I9]-180;[.I9])" office:value-type="float" office:value="25.62" calcext:value-type="float">
            <text:p>25.62</text:p>
          </table:table-cell>
          <table:table-cell table:number-columns-repeated="2"/>
          <table:table-cell table:formula="of:=90+[.E9]"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.1" calcext:value-type="float">
            <text:p>291.1</text:p>
          </table:table-cell>
          <table:table-cell office:value-type="float" office:value="183.2" calcext:value-type="float">
            <text:p>183.2</text:p>
          </table:table-cell>
          <table:table-cell table:style-name="ce1" table:formula="of:=IF([.B10]&gt;[.C10];1;0)" office:value-type="boolean" office:boolean-value="true" calcext:value-type="boolean">
            <text:p>TRUE</text:p>
          </table:table-cell>
          <table:table-cell office:value-type="float" office:value="-40.4" calcext:value-type="float">
            <text:p>-40.4</text:p>
          </table:table-cell>
          <table:table-cell office:value-type="float" office:value="143.62" calcext:value-type="float">
            <text:p>143.62</text:p>
          </table:table-cell>
          <table:table-cell/>
          <table:table-cell table:formula="of:=180+[.E10]-90" office:value-type="float" office:value="49.6" calcext:value-type="float">
            <text:p>49.6</text:p>
          </table:table-cell>
          <table:table-cell table:formula="of:=[.F10]+90" office:value-type="float" office:value="233.62" calcext:value-type="float">
            <text:p>233.62</text:p>
          </table:table-cell>
          <table:table-cell table:formula="of:=IF([.I10]&gt;180;[.I10]-180;[.I10])" office:value-type="float" office:value="53.62" calcext:value-type="float">
            <text:p>53.62</text:p>
          </table:table-cell>
          <table:table-cell table:number-columns-repeated="2"/>
          <table:table-cell table:formula="of:=90+[.E10]"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.2" calcext:value-type="float">
            <text:p>183.2</text:p>
          </table:table-cell>
          <table:table-cell office:value-type="float" office:value="291" calcext:value-type="float">
            <text:p>291</text:p>
          </table:table-cell>
          <table:table-cell table:style-name="ce1" table:formula="of:=IF([.B11]&gt;[.C11];1;0)" office:value-type="boolean" office:boolean-value="false" calcext:value-type="boolean">
            <text:p>FALSE</text:p>
          </table:table-cell>
          <table:table-cell office:value-type="float" office:value="-62.3" calcext:value-type="float">
            <text:p>-62.3</text:p>
          </table:table-cell>
          <table:table-cell office:value-type="float" office:value="33.98" calcext:value-type="float">
            <text:p>33.98</text:p>
          </table:table-cell>
          <table:table-cell/>
          <table:table-cell table:formula="of:=180+[.E11]-90" office:value-type="float" office:value="27.7" calcext:value-type="float">
            <text:p>27.7</text:p>
          </table:table-cell>
          <table:table-cell table:formula="of:=[.F11]+90" office:value-type="float" office:value="123.98" calcext:value-type="float">
            <text:p>123.98</text:p>
          </table:table-cell>
          <table:table-cell table:formula="of:=IF([.I11]&gt;180;[.I11]-180;[.I11])" office:value-type="float" office:value="123.98" calcext:value-type="float">
            <text:p>123.98</text:p>
          </table:table-cell>
          <table:table-cell/>
          <table:table-cell table:formula="of:=180+[.E11]" office:value-type="float" office:value="117.7" calcext:value-type="float">
            <text:p>117.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 table:number-rows-repeated="9">
          <table:table-cell table:number-columns-repeated="4"/>
          <table:table-cell table:style-name="ce2"/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0000-00-00</text:date>, <text:time style:data-style-name="N2" text:time-value="07:21:11.454902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09:03:53.308817311</meta:creation-date>
    <dc:date>2020-01-05T07:24:03.700342831</dc:date>
    <meta:editing-duration>PT1H24M49S</meta:editing-duration>
    <meta:editing-cycles>4</meta:editing-cycles>
    <meta:generator>LibreOffice/5.1.6.2$Linux_X86_64 LibreOffice_project/10m0$Build-2</meta:generator>
    <meta:document-statistic meta:table-count="1" meta:cell-count="110" meta:object-count="0"/>
  </office:meta>
</office:document-meta>
</file>